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618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18"/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4" table:default-cell-style-name="Default"/>
        <table:table-column table:style-name="co4" table:default-cell-style-name="ce5"/>
        <table:table-column table:style-name="co4" table:number-columns-repeated="2" table:default-cell-style-name="ce6"/>
        <table:table-row table:style-name="ro2">
          <table:table-cell/>
          <table:table-cell office:value-type="string">
            <text:p>Self-printed parts – humanoid v 1.0.2</text:p>
          </table:table-cell>
          <table:table-cell/>
          <table:table-cell table:style-name="Default" table:number-columns-repeated="2"/>
          <table:table-cell table:style-name="Default" office:value-type="string">
            <text:p>ABS</text:p>
          </table:table-cell>
        </table:table-row>
        <table:table-row table:style-name="ro3">
          <table:table-cell/>
          <table:table-cell office:value-type="string">
            <text:p><text:s/><text:a xlink:href="https://github.com/poppy-project/poppy-humanoid/blob/master/hardware/doc/BOM.md">https://github.com/poppy-project/poppy-humanoid/blob/master/hardware/doc/BOM.md</text:a></text:p>
          </table:table-cell>
          <table:table-cell/>
          <table:table-cell table:style-name="Default" table:number-columns-repeated="3"/>
        </table:table-row>
        <table:table-row table:style-name="ro2">
          <table:table-cell table:style-name="ce1" office:value-type="string">
            <text:p>Group</text:p>
          </table:table-cell>
          <table:table-cell table:style-name="ce1" office:value-type="string">
            <text:p>Part Name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Printed</text:p>
          </table:table-cell>
          <table:table-cell table:style-name="ce1" office:value-type="string">
            <text:p>Unit Cost </text:p>
          </table:table-cell>
          <table:table-cell table:style-name="ce1" office:value-type="string">
            <text:p>Total</text:p>
          </table:table-cell>
        </table:table-row>
        <table:table-row table:style-name="ro2">
          <table:table-cell table:style-name="ce2" office:value-type="string">
            <text:p>Arms</text:p>
          </table:table-cell>
          <table:table-cell office:value-type="string">
            <text:p>ArmConnector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float" office:value="0">
            <text:p>.00</text:p>
          </table:table-cell>
          <table:table-cell table:formula="of:=[.C4]*[.E4]" office:value-type="float" office:value="0">
            <text:p>.00</text:p>
          </table:table-cell>
        </table:table-row>
        <table:table-row table:style-name="ro2">
          <table:table-cell table:style-name="ce2"/>
          <table:table-cell office:value-type="string">
            <text:p>ForearmLef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.00</text:p>
          </table:table-cell>
          <table:table-cell table:formula="of:=[.C5]*[.E5]" office:value-type="float" office:value="0">
            <text:p>.00</text:p>
          </table:table-cell>
        </table:table-row>
        <table:table-row table:style-name="ro2">
          <table:table-cell table:style-name="ce2"/>
          <table:table-cell office:value-type="string">
            <text:p>ForearmRigh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.00</text:p>
          </table:table-cell>
          <table:table-cell table:formula="of:=[.C6]*[.E6]" office:value-type="float" office:value="0">
            <text:p>.00</text:p>
          </table:table-cell>
        </table:table-row>
        <table:table-row table:style-name="ro2">
          <table:table-cell/>
          <table:table-cell office:value-type="string">
            <text:p>HandLeft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0">
            <text:p>.00</text:p>
          </table:table-cell>
          <table:table-cell table:formula="of:=[.C7]*[.E7]" office:value-type="float" office:value="0">
            <text:p>.00</text:p>
          </table:table-cell>
        </table:table-row>
        <table:table-row table:style-name="ro2">
          <table:table-cell table:style-name="ce2"/>
          <table:table-cell office:value-type="string">
            <text:p>HandRight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0">
            <text:p>.00</text:p>
          </table:table-cell>
          <table:table-cell table:formula="of:=[.C8]*[.E8]" office:value-type="float" office:value="0">
            <text:p>.00</text:p>
          </table:table-cell>
        </table:table-row>
        <table:table-row table:style-name="ro3">
          <table:table-cell table:style-name="ce2"/>
          <table:table-cell table:style-name="ce3" office:value-type="string">
            <text:p>ShoulderLeft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0">
            <text:p>.00</text:p>
          </table:table-cell>
          <table:table-cell table:formula="of:=[.C9]*[.E9]" office:value-type="float" office:value="0">
            <text:p>.00</text:p>
          </table:table-cell>
        </table:table-row>
        <table:table-row table:style-name="ro3">
          <table:table-cell table:style-name="ce2"/>
          <table:table-cell table:style-name="ce3" office:value-type="string">
            <text:p>ShoulderRight</text:p>
          </table:table-cell>
          <table:table-cell office:value-type="float" office:value="1">
            <text:p>1</text:p>
          </table:table-cell>
          <table:table-cell table:style-name="Default"/>
          <table:table-cell office:value-type="float" office:value="0">
            <text:p>.00</text:p>
          </table:table-cell>
          <table:table-cell table:formula="of:=[.C10]*[.E10]" office:value-type="float" office:value="0">
            <text:p>.00</text:p>
          </table:table-cell>
        </table:table-row>
        <table:table-row table:style-name="ro3">
          <table:table-cell/>
          <table:table-cell table:style-name="ce3" office:value-type="string">
            <text:p>UpperArm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.00</text:p>
          </table:table-cell>
          <table:table-cell table:formula="of:=[.C11]*[.E11]" office:value-type="float" office:value="0">
            <text:p>.00</text:p>
          </table:table-cell>
        </table:table-row>
        <table:table-row table:style-name="ro3">
          <table:table-cell table:style-name="ce2" office:value-type="string">
            <text:p>Head</text:p>
          </table:table-cell>
          <table:table-cell table:style-name="ce3" office:value-type="string">
            <text:p>CameraSuppor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.00</text:p>
          </table:table-cell>
          <table:table-cell table:formula="of:=[.C12]*[.E12]" office:value-type="float" office:value="0">
            <text:p>.00</text:p>
          </table:table-cell>
        </table:table-row>
        <table:table-row table:style-name="ro3">
          <table:table-cell table:style-name="ce2"/>
          <table:table-cell table:style-name="ce3" office:value-type="string">
            <text:p>HeadBack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.00</text:p>
          </table:table-cell>
          <table:table-cell table:formula="of:=[.C13]*[.E13]" office:value-type="float" office:value="0">
            <text:p>.00</text:p>
          </table:table-cell>
        </table:table-row>
        <table:table-row table:style-name="ro3">
          <table:table-cell table:style-name="ce2"/>
          <table:table-cell table:style-name="ce3" office:value-type="string">
            <text:p>Face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.00</text:p>
          </table:table-cell>
          <table:table-cell table:formula="of:=[.C14]*[.E14]" office:value-type="float" office:value="0">
            <text:p>.00</text:p>
          </table:table-cell>
        </table:table-row>
        <table:table-row table:style-name="ro3">
          <table:table-cell table:style-name="ce2"/>
          <table:table-cell table:style-name="ce3" office:value-type="string">
            <text:p>Neck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.00</text:p>
          </table:table-cell>
          <table:table-cell table:formula="of:=[.C15]*[.E15]" office:value-type="float" office:value="0">
            <text:p>.00</text:p>
          </table:table-cell>
        </table:table-row>
        <table:table-row table:style-name="ro3">
          <table:table-cell/>
          <table:table-cell table:style-name="ce3" office:value-type="string">
            <text:p>ScreenSuppor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.00</text:p>
          </table:table-cell>
          <table:table-cell table:formula="of:=[.C16]*[.E16]" office:value-type="float" office:value="0">
            <text:p>.00</text:p>
          </table:table-cell>
        </table:table-row>
        <table:table-row table:style-name="ro3">
          <table:table-cell table:style-name="ce2"/>
          <table:table-cell table:style-name="ce4" office:value-type="string">
            <text:p>Screen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.00</text:p>
          </table:table-cell>
          <table:table-cell table:formula="of:=[.C17]*[.E17]" office:value-type="float" office:value="0">
            <text:p>.00</text:p>
          </table:table-cell>
        </table:table-row>
        <table:table-row table:style-name="ro3">
          <table:table-cell table:style-name="ce2"/>
          <table:table-cell table:style-name="ce4" office:value-type="string">
            <text:p>SpeakerLef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.00</text:p>
          </table:table-cell>
          <table:table-cell table:formula="of:=[.C18]*[.E18]" office:value-type="float" office:value="0">
            <text:p>.00</text:p>
          </table:table-cell>
        </table:table-row>
        <table:table-row table:style-name="ro3">
          <table:table-cell/>
          <table:table-cell table:style-name="ce4" office:value-type="string">
            <text:p>SpeakerRigh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.00</text:p>
          </table:table-cell>
          <table:table-cell table:formula="of:=[.C19]*[.E19]" office:value-type="float" office:value="0">
            <text:p>.00</text:p>
          </table:table-cell>
        </table:table-row>
        <table:table-row table:style-name="ro3">
          <table:table-cell table:style-name="ce2" office:value-type="string">
            <text:p>Legs</text:p>
          </table:table-cell>
          <table:table-cell table:style-name="ce4" office:value-type="string">
            <text:p>HipLef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.75">
            <text:p>.75</text:p>
          </table:table-cell>
          <table:table-cell table:formula="of:=[.C20]*[.E20]" office:value-type="float" office:value="0.75">
            <text:p>.75</text:p>
          </table:table-cell>
        </table:table-row>
        <table:table-row table:style-name="ro3">
          <table:table-cell/>
          <table:table-cell table:style-name="ce4" office:value-type="string">
            <text:p>HipRigh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.75">
            <text:p>.75</text:p>
          </table:table-cell>
          <table:table-cell table:formula="of:=[.C21]*[.E21]" office:value-type="float" office:value="0.75">
            <text:p>.75</text:p>
          </table:table-cell>
        </table:table-row>
        <table:table-row table:style-name="ro3">
          <table:table-cell/>
          <table:table-cell table:style-name="ce4" office:value-type="string">
            <text:p>HipZToHipYConnector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.00</text:p>
          </table:table-cell>
          <table:table-cell table:formula="of:=[.C22]*[.E22]" office:value-type="float" office:value="0">
            <text:p>.00</text:p>
          </table:table-cell>
        </table:table-row>
        <table:table-row table:style-name="ro3">
          <table:table-cell/>
          <table:table-cell table:style-name="ce4" office:value-type="string">
            <text:p>Pelvis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.00</text:p>
          </table:table-cell>
          <table:table-cell table:formula="of:=[.C23]*[.E23]" office:value-type="float" office:value="0">
            <text:p>.00</text:p>
          </table:table-cell>
        </table:table-row>
        <table:table-row table:style-name="ro3">
          <table:table-cell/>
          <table:table-cell table:style-name="ce3" office:value-type="string">
            <text:p>Shin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office:value-type="float" office:value="0">
            <text:p>.00</text:p>
          </table:table-cell>
          <table:table-cell table:formula="of:=[.C24]*[.E24]" office:value-type="float" office:value="0">
            <text:p>.00</text:p>
          </table:table-cell>
        </table:table-row>
        <table:table-row table:style-name="ro3">
          <table:table-cell/>
          <table:table-cell table:style-name="ce3" office:value-type="string">
            <text:p>FootLef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3.75">
            <text:p>3.75</text:p>
          </table:table-cell>
          <table:table-cell table:formula="of:=[.C25]*[.E25]" office:value-type="float" office:value="3.75">
            <text:p>3.75</text:p>
          </table:table-cell>
        </table:table-row>
        <table:table-row table:style-name="ro3">
          <table:table-cell/>
          <table:table-cell table:style-name="ce3" office:value-type="string">
            <text:p>FootRight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3.75">
            <text:p>3.75</text:p>
          </table:table-cell>
          <table:table-cell table:formula="of:=[.C26]*[.E26]" office:value-type="float" office:value="3.75">
            <text:p>3.75</text:p>
          </table:table-cell>
        </table:table-row>
        <table:table-row table:style-name="ro3">
          <table:table-cell/>
          <table:table-cell table:style-name="ce3" office:value-type="string">
            <text:p>ThighLef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.00</text:p>
          </table:table-cell>
          <table:table-cell table:formula="of:=[.C27]*[.E27]" office:value-type="float" office:value="0">
            <text:p>.00</text:p>
          </table:table-cell>
        </table:table-row>
        <table:table-row table:style-name="ro3">
          <table:table-cell/>
          <table:table-cell table:style-name="ce3" office:value-type="string">
            <text:p>ThighRigh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.00</text:p>
          </table:table-cell>
          <table:table-cell table:formula="of:=[.C28]*[.E28]" office:value-type="float" office:value="0">
            <text:p>.00</text:p>
          </table:table-cell>
        </table:table-row>
        <table:table-row table:style-name="ro2">
          <table:table-cell table:style-name="ce2" office:value-type="string">
            <text:p>Trunk</text:p>
          </table:table-cell>
          <table:table-cell office:value-type="string">
            <text:p>Abdomen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.00</text:p>
          </table:table-cell>
          <table:table-cell table:formula="of:=[.C29]*[.E29]" office:value-type="float" office:value="0">
            <text:p>.00</text:p>
          </table:table-cell>
        </table:table-row>
        <table:table-row table:style-name="ro2">
          <table:table-cell/>
          <table:table-cell office:value-type="string">
            <text:p>Ches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.00</text:p>
          </table:table-cell>
          <table:table-cell table:formula="of:=[.C30]*[.E30]" office:value-type="float" office:value="0">
            <text:p>.00</text:p>
          </table:table-cell>
        </table:table-row>
        <table:table-row table:style-name="ro3">
          <table:table-cell/>
          <table:table-cell table:style-name="ce3" office:value-type="string">
            <text:p>i101ToMX28Link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.00</text:p>
          </table:table-cell>
          <table:table-cell table:formula="of:=[.C31]*[.E31]" office:value-type="float" office:value="0">
            <text:p>.00</text:p>
          </table:table-cell>
        </table:table-row>
        <table:table-row table:style-name="ro3">
          <table:table-cell/>
          <table:table-cell table:style-name="ce3" office:value-type="string">
            <text:p>i101ToMX64Link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.00</text:p>
          </table:table-cell>
          <table:table-cell table:formula="of:=[.C32]*[.E32]" office:value-type="float" office:value="0">
            <text:p>.00</text:p>
          </table:table-cell>
        </table:table-row>
        <table:table-row table:style-name="ro2">
          <table:table-cell/>
          <table:table-cell office:value-type="string">
            <text:p>MX28DoubleRotationLink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.00</text:p>
          </table:table-cell>
          <table:table-cell table:formula="of:=[.C33]*[.E33]" office:value-type="float" office:value="0">
            <text:p>.00</text:p>
          </table:table-cell>
        </table:table-row>
        <table:table-row table:style-name="ro2">
          <table:table-cell/>
          <table:table-cell office:value-type="string">
            <text:p>MX64DoubleRotationLink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.00</text:p>
          </table:table-cell>
          <table:table-cell table:formula="of:=[.C34]*[.E34]" office:value-type="float" office:value="0">
            <text:p>.00</text:p>
          </table:table-cell>
        </table:table-row>
        <table:table-row table:style-name="ro2">
          <table:table-cell/>
          <table:table-cell office:value-type="string">
            <text:p>Spine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2">
            <text:p>2.00</text:p>
          </table:table-cell>
          <table:table-cell table:formula="of:=[.C35]*[.E35]" office:value-type="float" office:value="2">
            <text:p>2.00</text:p>
          </table:table-cell>
        </table:table-row>
        <table:table-row table:style-name="ro2">
          <table:table-cell table:number-columns-repeated="4"/>
          <table:table-cell table:style-name="Default" table:number-columns-repeated="2"/>
        </table:table-row>
        <table:table-row table:style-name="ro2" table:number-rows-repeated="2">
          <table:table-cell table:number-columns-repeated="3"/>
          <table:table-cell table:style-name="Default" table:number-columns-repeated="3"/>
        </table:table-row>
        <table:table-row table:style-name="ro2">
          <table:table-cell table:number-columns-repeated="3"/>
          <table:table-cell table:style-name="Default"/>
          <table:table-cell table:style-name="ce1" office:value-type="string">
            <text:p>Total</text:p>
          </table:table-cell>
          <table:table-cell table:style-name="Default" table:formula="of:=SUM([.F4:.F35])" office:value-type="float" office:value="11">
            <text:p>11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2" number:min-integer-digits="0"/>
    </number:number-style>
    <number:number-style style:name="N118">
      <style:text-properties fo:color="#ff0000"/>
      <number:text>-</number:text>
      <number:number number:decimal-places="2" number:min-integer-digits="0"/>
      <style:map style:condition="value()&gt;=0" style:apply-style-name="N118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1">10/11/2018</text:date>, <text:time>18:1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 Coughlin</meta:initial-creator>
    <meta:creation-date>2018-08-09T09:24:24</meta:creation-date>
    <dc:date>2018-10-11T18:18:06</dc:date>
    <dc:creator>Chuck Coughlin</dc:creator>
    <meta:editing-duration>PT9H21M43S</meta:editing-duration>
    <meta:editing-cycles>12</meta:editing-cycles>
    <meta:generator>OpenOffice/4.1.3$Unix OpenOffice.org_project/413m1$Build-9783</meta:generator>
    <meta:document-statistic meta:table-count="3" meta:cell-count="152" meta:object-count="0"/>
  </office:meta>
</office:document-meta>
</file>